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3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Payment</text:p>
          </table:table-cell>
          <table:table-cell table:style-name="ce14" office:value-type="string" calcext:value-type="string">
            <text:p>cook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[.L1]/16" office:value-type="float" office:value="3125" calcext:value-type="float">
            <text:p>3125</text:p>
          </table:table-cell>
        </table:table-row>
        <table:table-row table:style-name="ro3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/>
        </table:table-row>
        <table:table-row table:style-name="ro3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</table:table-row>
        <table:table-row table:style-name="ro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4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 table:number-columns-repeated="3"/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table:number-columns-repeated="2"/>
          <table:table-cell table:formula="of:=SUM([.B59:.F59])" office:value-type="float" office:value="12300" calcext:value-type="float">
            <text:p>12300</text:p>
          </table:table-cell>
          <table:table-cell table:style-name="ce21"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5"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4" office:value-type="string" calcext:value-type="string">
            <text:p>-Արման</text:p>
          </table:table-cell>
          <table:table-cell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 table:number-columns-repeated="3"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office:value-type="string" calcext:value-type="string">
            <text:p>Gena</text:p>
          </table:table-cell>
          <table:table-cell table:style-name="ce15" table:number-columns-repeated="2"/>
          <table:table-cell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002.5641025641" calcext:value-type="float">
            <text:p>1002.5641025641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C76:.F76])" office:value-type="float" office:value="652.564102564103" calcext:value-type="float">
            <text:p>652.5641025641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2" office:value-type="float" office:value="383.333333333333" calcext:value-type="float">
            <text:p>383.3333333333</text:p>
          </table:table-cell>
          <table:table-cell table:formula="of:=[.E59]/13" office:value-type="float" office:value="0" calcext:value-type="float">
            <text:p>0</text:p>
          </table:table-cell>
          <table:table-cell table:formula="of:=[.F59]/12" office:value-type="float" office:value="0" calcext:value-type="float">
            <text:p>0</text:p>
          </table:table-cell>
          <table:table-cell table:style-name="Default"/>
          <table:table-cell table:style-name="Default" table:formula="of:=SUM([.B76:.F76])" office:value-type="float" office:value="1002.5641025641" calcext:value-type="float">
            <text:p>1002.5641025641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3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20:49:18.173295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1T20:57:07.715890429</dc:date>
    <meta:editing-duration>PT9H18M52S</meta:editing-duration>
    <meta:editing-cycles>404</meta:editing-cycles>
    <meta:generator>LibreOffice/4.2.6.3$Linux_X86_64 LibreOffice_project/420m0$Build-3</meta:generator>
    <meta:document-statistic meta:table-count="4" meta:cell-count="929" meta:object-count="0"/>
  </office:meta>
</office:document-meta>
</file>